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 draw:auto-grow-height="false"/>
    </style:style>
    <style:style style:name="gr2" style:family="graphic" style:parent-style-name="standard">
      <style:graphic-properties draw:marker-start="Arrow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989cm" svg:height="1.629cm" svg:x="6.84cm" svg:y="2.5cm">
          <text:p text:style-name="P1">catmodel_IHC</text:p>
          <draw:enhanced-geometry svg:viewBox="0 0 21600 21600" draw:type="rectangle" draw:enhanced-path="M 0 0 L 21600 0 21600 21600 0 21600 0 0 Z N"/>
        </draw:custom-shape>
        <draw:connector draw:style-name="gr2" draw:layer="layout" draw:type="line" svg:x1="14.963cm" svg:y1="3.34cm" svg:x2="12.829cm" svg:y2="3.314cm" draw:end-shape="id1" draw:end-glue-point="1" svg:d="m14963 3340-2134-26" svg:viewBox="0 0 2135 27">
          <text:p/>
        </draw:connector>
        <draw:connector draw:style-name="gr2" draw:layer="layout" draw:type="line" svg:x1="6.84cm" svg:y1="3.314cm" svg:x2="4.8cm" svg:y2="3.309cm" draw:start-shape="id1" draw:start-glue-point="3" svg:d="m6840 3314-2040-5" svg:viewBox="0 0 2041 6">
          <text:p/>
        </draw:connector>
        <draw:custom-shape draw:style-name="gr1" draw:text-style-name="P1" xml:id="id2" draw:id="id2" draw:layer="layout" svg:width="5.989cm" svg:height="1.629cm" svg:x="6.877cm" svg:y="5.3cm">
          <text:p text:style-name="P1">catmodel_Synapse</text:p>
          <draw:enhanced-geometry svg:viewBox="0 0 21600 21600" draw:type="rectangle" draw:enhanced-path="M 0 0 L 21600 0 21600 21600 0 21600 0 0 Z N"/>
        </draw:custom-shape>
        <draw:connector draw:style-name="gr2" draw:layer="layout" draw:type="line" svg:x1="15cm" svg:y1="6.14cm" svg:x2="12.866cm" svg:y2="6.114cm" draw:end-shape="id2" draw:end-glue-point="1" svg:d="m15000 6140-2134-26" svg:viewBox="0 0 2135 27">
          <text:p/>
        </draw:connector>
        <draw:connector draw:style-name="gr2" draw:layer="layout" draw:type="line" svg:x1="6.877cm" svg:y1="6.114cm" svg:x2="4.837cm" svg:y2="6.109cm" draw:start-shape="id2" draw:start-glue-point="3" svg:d="m6877 6114-2040-5" svg:viewBox="0 0 2041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6:43:27.19</meta:creation-date>
    <dc:date>2013-04-04T17:09:34.65</dc:date>
    <meta:editing-duration>PT19M2S</meta:editing-duration>
    <meta:editing-cycles>3</meta:editing-cycles>
    <meta:generator>LibreOffice/3.6$Windows_x86 LibreOffice_project/5b93205-6e6b3fc-7830f6d-c08ad66-1d9bf4</meta:generator>
    <meta:document-statistic meta:object-count="6"/>
  </office:meta>
</office:document-meta>
</file>